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81ba" style:font-weight-asian="normal" style:font-weight-complex="normal"/>
    </style:style>
    <style:style style:name="T3" style:family="text">
      <style:text-properties fo:font-weight="normal" officeooo:rsid="00154ad5" style:font-weight-asian="normal" style:font-weight-complex="normal"/>
    </style:style>
    <style:style style:name="T4" style:family="text">
      <style:text-properties fo:font-weight="normal" officeooo:rsid="0016f415" style:font-weight-asian="normal" style:font-weight-complex="normal"/>
    </style:style>
    <style:style style:name="T5" style:family="text">
      <style:text-properties fo:font-weight="normal" officeooo:rsid="001d3ba7" style:font-weight-asian="normal" style:font-weight-complex="normal"/>
    </style:style>
    <style:style style:name="T6" style:family="text">
      <style:text-properties fo:font-weight="normal" officeooo:rsid="001eb843" style:font-weight-asian="normal" style:font-weight-complex="normal"/>
    </style:style>
    <style:style style:name="T7" style:family="text">
      <style:text-properties fo:font-weight="normal" officeooo:rsid="00225a85" style:font-weight-asian="normal" style:font-weight-complex="normal"/>
    </style:style>
    <style:style style:name="T8" style:family="text">
      <style:text-properties fo:font-weight="normal" officeooo:rsid="0023cfa0" style:font-weight-asian="normal" style:font-weight-complex="normal"/>
    </style:style>
    <style:style style:name="T9" style:family="text">
      <style:text-properties fo:font-weight="normal" officeooo:rsid="00259e9d" style:font-weight-asian="normal" style:font-weight-complex="normal"/>
    </style:style>
    <style:style style:name="T10" style:family="text">
      <style:text-properties fo:font-weight="normal" officeooo:rsid="00264554" style:font-weight-asian="normal" style:font-weight-complex="normal"/>
    </style:style>
    <style:style style:name="T11" style:family="text">
      <style:text-properties fo:font-weight="normal" officeooo:rsid="00279930" style:font-weight-asian="normal" style:font-weight-complex="normal"/>
    </style:style>
    <style:style style:name="T12" style:family="text">
      <style:text-properties fo:font-weight="normal" officeooo:rsid="0028e20e" style:font-weight-asian="normal" style:font-weight-complex="normal"/>
    </style:style>
    <style:style style:name="T13" style:family="text">
      <style:text-properties fo:font-weight="normal" officeooo:rsid="002ca78d" style:font-weight-asian="normal" style:font-weight-complex="normal"/>
    </style:style>
    <style:style style:name="T14" style:family="text">
      <style:text-properties fo:font-weight="normal" officeooo:rsid="00303e60" style:font-weight-asian="normal" style:font-weight-complex="normal"/>
    </style:style>
    <style:style style:name="T15" style:family="text">
      <style:text-properties fo:font-weight="normal" officeooo:rsid="0031886f" style:font-weight-asian="normal" style:font-weight-complex="normal"/>
    </style:style>
    <style:style style:name="T16" style:family="text">
      <style:text-properties fo:font-weight="normal" officeooo:rsid="0032810f" style:font-weight-asian="normal" style:font-weight-complex="normal"/>
    </style:style>
    <style:style style:name="T17" style:family="text">
      <style:text-properties fo:font-weight="normal" officeooo:rsid="003487a2" style:font-weight-asian="normal" style:font-weight-complex="normal"/>
    </style:style>
    <style:style style:name="T18" style:family="text">
      <style:text-properties fo:font-weight="normal" officeooo:rsid="00379750" style:font-weight-asian="normal" style:font-weight-complex="normal"/>
    </style:style>
    <style:style style:name="T19" style:family="text">
      <style:text-properties fo:font-weight="normal" officeooo:rsid="00386f28" style:font-weight-asian="normal" style:font-weight-complex="normal"/>
    </style:style>
    <style:style style:name="T20" style:family="text">
      <style:text-properties fo:font-weight="normal" officeooo:rsid="003919b9" style:font-weight-asian="normal" style:font-weight-complex="normal"/>
    </style:style>
    <style:style style:name="T21" style:family="text">
      <style:text-properties fo:font-weight="normal" officeooo:rsid="003b12c9" style:font-weight-asian="normal" style:font-weight-complex="normal"/>
    </style:style>
    <style:style style:name="T22" style:family="text">
      <style:text-properties fo:font-weight="normal" officeooo:rsid="003de6e0" style:font-weight-asian="normal" style:font-weight-complex="normal"/>
    </style:style>
    <style:style style:name="T23" style:family="text">
      <style:text-properties fo:font-weight="normal" officeooo:rsid="003f54f8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officeooo:rsid="003797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l</text:span> <text:span text:style-name="T1">sonf</text:span> <text:span text:style-name="T1">vorz</text:span> <text:span text:style-name="T1">ji,</text:span> <text:span text:style-name="T1">goho</text:span> <text:span text:style-name="T1">yad</text:span> <text:span text:style-name="T2">b</text:span><text:span text:style-name="T1">alt</text:span>, <text:span text:style-name="T1">l</text:span><text:span text:style-name="T3">o</text:span><text:span text:style-name="T1">nsh </text:span><text:span text:style-name="T3">k</text:span><text:span text:style-name="T1">alz</text:span> <text:span text:style-name="T1">vonfo;</text:span> <text:span text:style-name="T1">Sobra</text:span> <text:span text:style-name="T1">zol</text:span> <text:span text:style-name="T1">ror</text:span> <text:span text:style-name="T1">i</text:span> <text:span text:style-name="T1">ta</text:span> <text:span text:style-name="T1">nazpsad</text:span>, <text:span text:style-name="T4">grã</text:span> <text:span text:style-name="T1">ta</text:span> <text:span text:style-name="T1">malpërj;</text:span> <text:span text:style-name="T1">Di-es</text:span> <text:span text:style-name="T1">holk</text:span> <text:span text:style-name="T1">kwã</text:span> <text:span text:style-name="T1">nothoa</text:span> <text:span text:style-name="T1">zimz</text:span>, <text:span text:style-name="T1">od</text:span> <text:span text:style-name="T6">koma</text:span> <text:span text:style-name="T1">ta</text:span> <text:span text:style-name="T1">noblo</text:span> <text:span text:style-name="T1">zĩn;</text:span> <text:span text:style-name="T1">Soba</text:span> <text:span text:style-name="T1">thil </text:span><text:span text:style-name="T7">jënomp</text:span><text:span text:style-name="T1"> </text:span><text:span text:style-name="T8">përj</text:span> <text:span text:style-name="T1">al</text:span><text:span text:style-name="T1">di;</text:span> <text:span text:style-name="T1">Di-es</text:span> <text:span text:style-name="T1">urb</text:span><text:span text:style-name="T10">z</text:span> <text:span text:style-name="T1">o</text:span><text:span text:style-name="T1">bo</text:span><text:span text:style-name="T1">le</text:span> <text:span text:style-name="T1">ji</text:span> <text:span text:style-name="T1">rë</text:span><text:span text:style-name="T1">sam;</text:span> <text:span text:style-name="T13">K</text:span><text:span text:style-name="T1">asarm</text:span> <text:span text:style-name="T1">o</text:span><text:span text:style-name="T1">ho</text:span><text:span text:style-name="T1">re</text:span><text:span text:style-name="T1">la</text:span> <text:span text:style-name="T1">ta</text:span><text:span text:style-name="T1">ba</text:span> <text:span text:style-name="T1">Pĩr;</text:span> <text:span text:style-name="T1">Di-es</text:span> <text:span text:style-name="T1">zon</text:span><text:span text:style-name="T1">ren</text:span><text:span text:style-name="T16">j</text:span> <text:span text:style-name="T17">k</text:span><text:span text:style-name="T1">ab</text:span> <text:span text:style-name="T1">erm</text:span> <text:span text:style-name="T18">yadna</text:span><text:span text:style-name="T1">.</text:span> <text:span text:style-name="T1">Pi</text:span><text:span text:style-name="T1">la</text:span> <text:span text:style-name="T1">far</text:span><text:span text:style-name="T1">zëm</text:span> <text:span text:style-name="T1">znur</text:span><text:span text:style-name="T1">za</text:span> <text:span text:style-name="T1">ad</text:span><text:span text:style-name="T1">na go</text:span><text:span text:style-name="T1">no</text:span> <text:span text:style-name="T23">Yadpil</text:span>, <text:span text:style-name="T1">di-es</text:span> <text:span text:style-name="T1">homto;</text:span> <text:span text:style-name="T1">Soba</text:span> <text:span text:style-name="T1">ipam</text:span>, <text:span text:style-name="T1">lu</text:span> <text:span text:style-name="T1">ipamis;</text:span> <text:span text:style-name="T1">Di-es</text:span> <text:span text:style-name="T1">loholo</text:span> <text:span text:style-name="T1">vep</text:span> <text:span text:style-name="T1">zomd</text:span> <text:span text:style-name="T1">poamal</text:span>, <text:span text:style-name="T1">od</text:span> <text:span text:style-name="T1">bogpa</text:span> <text:span text:style-name="T1">ã-i</text:span> <text:span text:style-name="T1">ta</text:span> <text:span text:style-name="T1">piap</text:span> <text:span text:style-name="T1">piamol</text:span> <text:span text:style-name="T1">od</text:span> <text:span text:style-name="T1">vau-an.</text:span> <text:span text:style-name="T1">Zakare</text:span><text:span text:style-name="T24">,</text:span>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Adgt upaah zong om faaip sald, viu L<text:span text:style-name="T1">?</text:span> Sobam ialprg izazaz piadph<text:span text:style-name="T1">;</text:span> Casarma abramg <text:span text:style-name="T1">ta</text:span> talho paracleda, q <text:span text:style-name="T1">ta</text:span> lorlsq turbs ooge baltoh<text:span text:style-name="T1">.</text:span> Givi chis lusd orri, <text:span text:style-name="T1">od</text:span> micalp chis bia ozongon<text:span text:style-name="T1">;</text:span> <text:span text:style-name="T1">lap</text:span> noan trof cors <text:span text:style-name="T1">ta</text:span> ge, oq manin Iaidon<text:span text:style-name="T1">.</text:span> Torzu, gohe L<text:span text:style-name="T1">;</text:span> zacar, <text:span text:style-name="T1">ka</text:span>, c noqod<text:span text:style-name="T1">;</text:span> <text:span text:style-name="T1">zamran</text:span> micalzo, <text:span text:style-name="T1">od</text:span> ozazm urelp<text:span text:style-name="T1">;</text:span> <text:span text:style-name="T1">lap</text:span> zir Ioiad<text:span text:style-name="T1">.</text:span></text:p>
      <text:p text:style-name="P1"/>
      <text:p text:style-name="P1">Micma, <text:span text:style-name="T1">goho</text:span> Piad, zir comselh a <text:span text:style-name="T1">zĩn</text:span> biah os londoh<text:span text:style-name="T1">.</text:span> Norz chis othil gigipah, undl chis <text:span text:style-name="T1">ta</text:span> puim, q mospleh teloch, quiin toltorg chisi chis ge, m ozien, <text:span text:style-name="T1">di-es</text:span> t brgda <text:span text:style-name="T1">od</text:span> torzul<text:span text:style-name="T1">.</text:span> <text:span text:style-name="T1">I</text:span> li eol balzarg, <text:span text:style-name="T1">od</text:span> aala thiln os netaab, dluga vomsarg lonsa capmiali <text:span text:style-name="T1">vorz</text:span> cla, homil cocasb fafen izizop <text:span text:style-name="T1">od</text:span> miinoag de <text:span text:style-name="T1">ji</text:span> netaab, vaun nanaeel, panpir malpirgi caosg pild<text:span text:style-name="T1">.</text:span> Noan unalah <text:span text:style-name="T1">balt</text:span> <text:span text:style-name="T1">od</text:span> <text:span text:style-name="T1">vau-an.</text:span> Dooiap <text:span text:style-name="T1">Mad</text:span>, goholor, gohus, amiran<text:span text:style-name="T1">.</text:span> Micma iehusoz cacacom, <text:span text:style-name="T1">od</text:span> dooain noar micaolz <text:span text:style-name="T1">ã-i</text:span> om<text:span text:style-name="T1">;</text:span> Casarmg gohia<text:span text:style-name="T1">:</text:span> Zacar, <text:s/>uniglag, <text:span text:style-name="T1">od</text:span> imvamar pugo plapli ananael qaan<text:span text:style-name="T1">.</text:span></text:p>
      <text:p text:style-name="P1"/>
      <text:p text:style-name="P1">Othil lasdi babage, <text:span text:style-name="T1">od</text:span> dorpha, gohol<text:span text:style-name="T1">:</text:span> <text:span text:style-name="T1">ji</text:span> chis ge avavago cormp pd, <text:span text:style-name="T1">di-es</text:span> <text:span text:style-name="T1">sonf</text:span> viu diu<text:span text:style-name="T1">?</text:span> Casarmi oali mapm, sobam ag cormpo crp l, casarmg croodzi chis <text:span text:style-name="T1">od</text:span> ugeg<text:span text:style-name="T1">;</text:span> <text:span text:style-name="T1">di-es</text:span> t, capimali, chis capimaon<text:span text:style-name="T1">;</text:span> <text:span text:style-name="T1">od</text:span> lonshin chis <text:span text:style-name="T1">ta</text:span> lo cla<text:span text:style-name="T1">.</text:span> Torgu, nor quasahi, <text:span text:style-name="T1">od</text:span> f caosga<text:span text:style-name="T1">;</text:span> bagle zir enay <text:span text:style-name="T1">yad</text:span>, <text:span text:style-name="T1">di-es</text:span> <text:span text:style-name="T1">i</text:span> <text:span text:style-name="T1">od</text:span> apila<text:span text:style-name="T1">.</text:span> Dooaip Qaal, zacar, <text:span text:style-name="T1">od</text:span> <text:span text:style-name="T1">zamran</text:span> obelisong, rest el aaf nor molap<text:span text:style-name="T1">.</text:span></text:p>
      <text:p text:style-name="P1"/>
      <text:p text:style-name="P1">Sapah zimii d diu, <text:span text:style-name="T1">od</text:span> noas <text:span text:style-name="T1">ta</text:span> quanis Adroch, dorphal caosg, <text:span text:style-name="T1">od</text:span> faonts piripsol <text:span text:style-name="T1">ta</text:span> blior<text:span text:style-name="T1">;</text:span> <text:span text:style-name="T1">kasarm</text:span> amipzi naz arth af, <text:span text:style-name="T1">od</text:span> dlugar ziziop zlida caosgi tol torgi<text:span text:style-name="T1">;</text:span> <text:span text:style-name="T1">od</text:span> z chis esiasch l <text:span text:style-name="T1">ta</text:span> viu, <text:span text:style-name="T1">od</text:span> iaod thild, <text:span text:style-name="T1">di-es</text:span> hubar peoal, <text:span text:style-name="T1">soba</text:span> cormfa chis <text:span text:style-name="T1">ta</text:span> la, uls <text:span text:style-name="T1">od</text:span> q cocasb<text:span text:style-name="T1">.</text:span> <text:span text:style-name="T1">Ka</text:span> niis <text:span text:style-name="T1">od</text:span> darbs qaas<text:span text:style-name="T1">;</text:span> f etharzi <text:span text:style-name="T1">od</text:span> bliora<text:span text:style-name="T1">;</text:span> iaial ednas cicles, bagle ge <text:span text:style-name="T1">yad</text:span> L<text:span text:style-name="T1">.</text:span></text:p>
      <text:p text:style-name="P1"/>
      <text:p text:style-name="P1">Gar s diu em, micalzo pilzin<text:span text:style-name="T1">;</text:span> sobam el harg mir babalon <text:span text:style-name="T1">od</text:span> obloc samvelg, dlugar <text:span text:style-name="T1">malpërj</text:span> ar caosgi, <text:span text:style-name="T1">od</text:span> acam canal<text:span text:style-name="T1">;</text:span> sobol zar f bliard caosgi, <text:span text:style-name="T1">od</text:span> chis a netab <text:span text:style-name="T1">od</text:span> miam <text:span text:style-name="T1">ta</text:span> viu <text:span text:style-name="T1">od</text:span> d<text:span text:style-name="T1">.</text:span> Darsar solpeth bien<text:span text:style-name="T1">;</text:span> brita <text:span text:style-name="T1">od</text:span> zacam <text:span text:style-name="T1">ji</text:span> micalzo sobha ath trian luiahe <text:span text:style-name="T1">od</text:span> ecrin <text:span text:style-name="T1">Mad</text:span> qaaon<text:span text:style-name="T1">.</text:span></text:p>
      <text:p text:style-name="P1"/>
      <text:p text:style-name="P1">Raas <text:span text:style-name="T1">i</text:span> salman paradiz, oecrimi aao ialpirgah, quiin Enay butmon, <text:span text:style-name="T1">od</text:span> <text:span text:style-name="T1">i</text:span> noas ni paradial, casarmg ugear chirlan<text:span text:style-name="T1">;</text:span> <text:span text:style-name="T1">od</text:span> zonac luciftian, cors <text:span text:style-name="T1">ta</text:span> vaul zirn tol hami<text:span text:style-name="T1">;</text:span> <text:span text:style-name="T1">soba</text:span> londoh <text:span text:style-name="T1">od</text:span> miam chis <text:span text:style-name="T1">ta</text:span> d <text:span text:style-name="T1">od</text:span> es, umadea <text:span text:style-name="T1">od</text:span> pi bliar, othil rit <text:span text:style-name="T1">od</text:span> miam<text:span text:style-name="T1">.</text:span> C noquol rit, zacar, <text:span text:style-name="T1">zamran</text:span>, oecrimi Qadah<text:span text:style-name="T1">;</text:span> <text:span text:style-name="T1">od</text:span> omicaolz <text:span text:style-name="T1">ã-i</text:span> om<text:span text:style-name="T1">;</text:span> bagle papnor <text:span text:style-name="T1">i</text:span> dlugam lonshi, <text:span text:style-name="T1">od</text:span> umplif ugegi bigliad<text:span text:style-name="T1">.</text:span></text:p>
      <text:p text:style-name="P1"/>
      <text:p text:style-name="P1">Bazm, elo, <text:span text:style-name="T1">i</text:span> <text:span text:style-name="T1">ta</text:span> piripson oln naz avabh ox, casarmg uran chis ugeg<text:span text:style-name="T1">;</text:span> <text:span text:style-name="T1">di-es</text:span> abramig baltoha, <text:span text:style-name="T1">goho</text:span> <text:span text:style-name="T1">yad;</text:span> <text:span text:style-name="T1">soba</text:span> mian trian <text:span text:style-name="T1">ta</text:span> lolcis abai vovin, <text:span text:style-name="T1">od</text:span> aziagiar rior<text:span text:style-name="T1">.</text:span> Irgil chis da <text:span text:style-name="T1">di-es</text:span> paaox busd caosgo, <text:span text:style-name="T1">di-es</text:span> chis, <text:span text:style-name="T1">od</text:span> ip uran teloah cacrg oi salman loncho, <text:span text:style-name="T1">od</text:span> vovina carbaf<text:span text:style-name="T1">!</text:span> Niiso, bagle avavago gohon<text:span text:style-name="T1">;</text:span> niiso, bagle momao siaion, <text:span text:style-name="T1">od</text:span> mabza Iado <text:span text:style-name="T1">i</text:span>, as, momar, poilp<text:span text:style-name="T1">.</text:span> Niis, <text:span text:style-name="T1">zamran</text:span> ciaofi caosgo, <text:span text:style-name="T1">od</text:span> bliors, <text:span text:style-name="T1">od</text:span> cors <text:span text:style-name="T1">i</text:span> <text:span text:style-name="T1">ta</text:span> abramig<text:span text:style-name="T1">.</text:span></text:p>
      <text:p text:style-name="P1"/>
      <text:p text:style-name="P1">Micaolz bransg prgel, napta ialpor <text:span text:style-name="T1">(di-es</text:span> brin efafafe p <text:span text:style-name="T1">vonfo</text:span> olani <text:span text:style-name="T1">od</text:span> obza, sobca upaah chis tatan, <text:span text:style-name="T1">od</text:span> tranan balye<text:span text:style-name="T1">)</text:span> alar lusda sobol, <text:span text:style-name="T1">od</text:span> chis holk c noquodi cial<text:span text:style-name="T1">.</text:span> Unal aldon mom caosgo <text:span text:style-name="T1">ta</text:span> las ollor gnay limlal<text:span text:style-name="T1">.</text:span> Amma chiis <text:span text:style-name="T1">soba</text:span> madrid z chis<text:span text:style-name="T1">!</text:span> Ooanoan chis aviny drilpi caosgin, <text:span text:style-name="T1">od</text:span> butmoni parm zumvi cnila<text:span text:style-name="T1">:</text:span> daziz ethamz a childao, <text:span text:style-name="T1">od</text:span> mirc ozol chi pidiai collal<text:span text:style-name="T1">.</text:span> Ulcinin a sobam ucim, bagle <text:span text:style-name="T1">yad</text:span> Baltoh chirlan par<text:span text:style-name="T1">.</text:span> Niiso <text:span text:style-name="T1">(od</text:span> ip ofafafe<text:span text:style-name="T1">)!</text:span> Bagle a cocasb <text:span text:style-name="T1">i</text:span> cors <text:span text:style-name="T1">ka</text:span> unig blior<text:span text:style-name="T1">.</text:span></text:p>
      <text:p text:style-name="P1"/>
      <text:p text:style-name="P1"><text:soft-page-break/>Coraxo chis cormp <text:span text:style-name="T1">od</text:span> blans lucal aziazior paeb, <text:span text:style-name="T1">soba</text:span> lilonon chis virq op eophan <text:span text:style-name="T1">od</text:span> raclir maasi bagle caosgi, <text:span text:style-name="T1">di-es</text:span> ialpon dosig <text:span text:style-name="T1">od</text:span> basgim, <text:span text:style-name="T1">od</text:span> oxex dazis siatris, <text:span text:style-name="T1">od</text:span> salbrox cynxir faboan<text:span text:style-name="T1">.</text:span> Unal chis const <text:span text:style-name="T1">di-es</text:span> daox cocasg <text:span text:style-name="T1">ol</text:span> oanio yor eors vohim gizyax, <text:span text:style-name="T1">od</text:span> matb cocasg plosi molvi, <text:span text:style-name="T1">di-es</text:span> page ip, larag om dronln matorb cocasb<text:span text:style-name="T1">.</text:span> Emna l patralx yolci matb, nomig monons olora gnay angelard<text:span text:style-name="T1">.</text:span> Ohio Ohio Ohio Ohio Ohio Ohio, noib, Ohio caosgon, bagle madrid <text:span text:style-name="T1">i</text:span>, zirop, chiso drilpa<text:span text:style-name="T1">.</text:span> Niiso <text:span text:style-name="T1">-</text:span> crip ip nidali<text:span text:style-name="T1">.</text:span></text:p>
      <text:p text:style-name="P1"/>
      <text:p text:style-name="P1">Oxiayal holdo <text:span text:style-name="T1">od</text:span> zirom o coraxo <text:span text:style-name="T1">di-es</text:span> zildar raasy, <text:span text:style-name="T1">od</text:span> vabzir camliax <text:span text:style-name="T1">od</text:span> bahal<text:span text:style-name="T1">:</text:span> Niiso<text:span text:style-name="T1">!</text:span> salman teloch<text:span text:style-name="T1">;</text:span> casarman holk, <text:span text:style-name="T1">od</text:span> t <text:span text:style-name="T1">i</text:span> <text:span text:style-name="T1">ta</text:span> z chis <text:span text:style-name="T1">soba</text:span> cormf <text:span text:style-name="T1">i</text:span> ga<text:span text:style-name="T1">.</text:span> Niisa<text:span text:style-name="T1">!</text:span> Bagle abramg noncp<text:span text:style-name="T1">.</text:span> <text:span text:style-name="T1">Zakare</text:span>,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nci <text:span text:style-name="T1">di-es</text:span> <text:span text:style-name="T1">sonf</text:span> babage, <text:span text:style-name="T1">od</text:span> chis ob, hubaio tibibp allar atraah, <text:span text:style-name="T1">od</text:span> ef<text:span text:style-name="T1">!</text:span> Drix fafen mian, ar Enay ovof, <text:span text:style-name="T1">Soba</text:span> dooain <text:span text:style-name="T1">ã-i</text:span> <text:span text:style-name="T1">i</text:span> Vonph<text:span text:style-name="T1">.</text:span> Zacar, gohus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apeai babagen, <text:span text:style-name="T1">di-es</text:span> brin vx ooaona lring vonph doalim, eolis ollog orsba <text:span text:style-name="T1">di-es</text:span> chis affa<text:span text:style-name="T1">;</text:span> micma isro <text:span text:style-name="T1">Mad</text:span>, <text:span text:style-name="T1">od</text:span> lonshi Tox, <text:span text:style-name="T1">di-es</text:span> <text:span text:style-name="T1">i</text:span> umd <text:span text:style-name="T1">ã-i</text:span> grosb<text:span text:style-name="T1">;</text:span> zacar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romi bagie, pasbs Oiad, <text:span text:style-name="T1">di-es</text:span> trint mirc <text:span text:style-name="T1">ol</text:span> <text:span text:style-name="T1">thil</text:span>, dods tol ham caosgo homin<text:span text:style-name="T1">;</text:span> <text:span text:style-name="T1">di-es</text:span> brin oroch quar<text:span text:style-name="T1">;</text:span> micma bial Oiad, a isro Tox, <text:span text:style-name="T1">di-es</text:span> <text:span text:style-name="T1">i</text:span> um <text:span text:style-name="T1">ã-i</text:span> Baltim<text:span text:style-name="T1">;</text:span> zacar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tabaan l ialprt, casarman upaahi chis darg, <text:span text:style-name="T1">di-es</text:span> oado caosgi orscor, <text:span text:style-name="T1">di-es</text:span> omax monasci Baeovib <text:span text:style-name="T1">od</text:span> emetgis iaiadix<text:span text:style-name="T1">:</text:span> zacar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viu ialprt salman <text:span text:style-name="T1">balt</text:span>, <text:span text:style-name="T1">di-es</text:span> acroodzi busd, <text:span text:style-name="T1">od</text:span> bliorax balit<text:span text:style-name="T1">;</text:span> <text:span text:style-name="T1">di-es</text:span> insi caosg lusdan emod <text:span text:style-name="T1">di-es</text:span> om <text:span text:style-name="T1">od</text:span> tliob<text:span text:style-name="T1">:</text:span> drilpa geh ils <text:span text:style-name="T1">Mad</text:span> Zilodarp<text:span text:style-name="T1">.</text:span> Zacar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d ialprt, <text:span text:style-name="T1">soba</text:span> upaah chis nanba zixlay dodsih, <text:span text:style-name="T1">od</text:span> brint taxs hubaro tustax ylsi, <text:span text:style-name="T1">soba</text:span> <text:span text:style-name="T1">yad</text:span> <text:span text:style-name="T1">i</text:span> vonpo unph<text:span text:style-name="T1">:</text:span> aldon dax il <text:span text:style-name="T1">od</text:span> toatar<text:span text:style-name="T1">.</text:span> Zacar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micaolz olpirt ialprg bliors, <text:span text:style-name="T1">di-es</text:span> <text:span text:style-name="T1">odo</text:span> busdir Oiad ovoars caosgo<text:span text:style-name="T1">;</text:span> casarmg laiad eran brints cafafam<text:span text:style-name="T1">;</text:span> <text:span text:style-name="T1">di-es</text:span> <text:span text:style-name="T1">i</text:span> umd a q loadohi Moz, <text:span text:style-name="T1">od</text:span> maoffas<text:span text:style-name="T1">:</text:span> bolp como bliort pambt<text:span text:style-name="T1">.</text:span> Zacar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Madriax <text:span text:style-name="T1">di-es</text:span> praf TEX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RII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BAG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AA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DES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<text:soft-page-break/>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VTI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NIA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TOR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LIN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ASP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KHR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POP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<text:soft-page-break/>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EN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TAN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LEA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OXO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VTR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IM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LOE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<text:soft-page-break/>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IKH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AX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IP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ID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DEO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MAZ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LIT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<text:soft-page-break/>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PAZ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ZOM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ARN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  <text:p text:style-name="P1"/>
      <text:p text:style-name="P1">Madriax <text:span text:style-name="T1">di-es</text:span> praf LIL, chis micaolz saanir caosgo, <text:span text:style-name="T1">od</text:span> fifis balzizras <text:span text:style-name="T1">Yaida!</text:span> Nonca gohulim<text:span text:style-name="T1">:</text:span> Micma adoian <text:span text:style-name="T1">Mad</text:span>, iaod bliorb, <text:span text:style-name="T1">Soba</text:span> ooaona chis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L nibm, oucho symp<text:span text:style-name="T1">;</text:span> <text:span text:style-name="T1">od</text:span> christeos ag toltorn mirc q tiobl lel<text:span text:style-name="T1">.</text:span> Ton paombd, dilzmo aspian<text:span text:style-name="T1">;</text:span> <text:span text:style-name="T1">od</text:span> christeos ag l tortorn parach a symp<text:span text:style-name="T1">.</text:span> Cordziz, dodpal <text:span text:style-name="T1">od</text:span> fifalz l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L capimao ixomaxip, <text:span text:style-name="T1">od</text:span> <text:span text:style-name="T1">ka</text:span> cocasb gosaa<text:span text:style-name="T1">;</text:span> baglen pi tianta a babalond, <text:span text:style-name="T1">od</text:span> faorgt teloc vovim<text:span text:style-name="T1">.</text:span> Madriiax, torzu<text:span text:style-name="T1">!</text:span> Oadriax orocha, aboapri<text:span text:style-name="T1">.</text:span> Tabaori priaz ar tabas<text:span text:style-name="T1">;</text:span> adrpan cors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Torzu, zacar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plapli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5.2$Linux_X86_64 LibreOffice_project/20$Build-2</meta:generator>
    <dc:date>2019-08-05T16:47:28.439298154</dc:date>
    <meta:editing-duration>PT1H40M34S</meta:editing-duration>
    <meta:editing-cycles>61</meta:editing-cycles>
    <meta:document-statistic meta:table-count="0" meta:image-count="0" meta:object-count="0" meta:page-count="11" meta:paragraph-count="48" meta:word-count="6624" meta:character-count="40179" meta:non-whitespace-character-count="33602"/>
  </office:meta>
</office:document-meta>
</file>